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standard">
      <style:graphic-properties draw:stroke="none" draw:fill="none" draw:fill-color="#ffffff" draw:auto-grow-width="true" fo:min-height="0.943cm" fo:min-width="7.161cm"/>
    </style:style>
    <style:style style:name="gr3" style:family="graphic" style:parent-style-name="standard">
      <style:graphic-properties draw:stroke="none" draw:fill="none" fo:min-height="1.577cm" draw:shadow="hidden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2.11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225cm" svg:y="8.128cm" presentation:class="title" presentation:user-transformed="true">
          <draw:text-box>
            <text:p>Predikcia popularity článkov</text:p>
          </draw:text-box>
        </draw:frame>
        <draw:frame presentation:style-name="pr2" draw:text-style-name="P1" draw:layer="layout" svg:width="25.191cm" svg:height="2.111cm" draw:transform="rotate (-0.00157079632679416) translate (1.479cm 12.327cm)" presentation:class="subtitle" presentation:user-transformed="true">
          <draw:text-box>
            <text:p>Objavovanie znalostí</text:p>
          </draw:text-box>
        </draw:frame>
        <draw:frame draw:style-name="gr1" draw:text-style-name="P2" draw:layer="layout" svg:width="0.712cm" svg:height="1.193cm" svg:x="13.675cm" svg:y="10.031cm">
          <draw:text-box>
            <text:p><text:author-name text:fixed="false"> </text:author-name></text:p>
          </draw:text-box>
        </draw:frame>
        <draw:frame draw:style-name="gr2" draw:text-style-name="P4" draw:layer="layout" svg:width="10.869cm" svg:height="1.28cm" svg:x="0.762cm" svg:y="18.532cm">
          <draw:text-box>
            <text:p text:style-name="P3"><text:span text:style-name="T1"><text:author-name text:fixed="false"> </text:author-name></text:span><text:span text:style-name="T1">Martin Číž, Peter Uherek</text:span></text:p>
          </draw:text-box>
        </draw:frame>
        <draw:frame draw:style-name="gr3" draw:text-style-name="P5" draw:layer="layout" svg:width="10.16cm" svg:height="1.827cm" svg:x="17.062cm" svg:y="18.669cm">
          <draw:text-box>
            <text:p text:style-name="P3"><text:span text:style-name="T1"><text:author-name text:fixed="false"> </text:author-name></text:span><text:span text:style-name="T1">FIIT STU, LS 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Datase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15 dní návštev článkov na sme.sk</text:p>
              </text:list-item>
              <text:list-item>
                <text:p>Články:</text:p>
                <text:list>
                  <text:list-item>
                    <text:p>Lematizovaný nadpis</text:p>
                  </text:list-item>
                  <text:list-item>
                    <text:p>Lematizovaný obsah</text:p>
                  </text:list-item>
                  <text:list-item>
                    <text:p>Počet nie unikátnych návštev</text:p>
                  </text:list-item>
                  <text:list-item>
                    <text:p>Dátum publikov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elekcia dát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Články z rozmedzia 2 týždňov.</text:p>
              </text:list-item>
              <text:list-item>
                <text:p>Pre každý článok sme si vypočítali návštevnosť 1 deň od publikovania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Kroky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ematizácia<text:line-break/><text:a xlink:href="http://text.fiit.stuba.sk/lemmatizer/#fast" xlink:type="simple">http://text.fiit.stuba.sk/lemmatizer/#fast</text:a></text:p>
              </text:list-item>
              <text:list-item>
                <text:p>odstránenie stop slov</text:p>
              </text:list-item>
              <text:list-item>
                <text:p>Transformácia na vektor metódou TD-IDF</text:p>
              </text:list-item>
              <text:list-item>
                <text:p>Prevod na logaritmický tvar</text:p>
              </text:list-item>
              <text:list-item>
                <text:p>Krížová validácia s 10 vrstvami (fold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Zdroje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20:08:27.916405246</meta:creation-date>
    <dc:date>2015-05-13T16:36:15.694383674</dc:date>
    <meta:editing-duration>PT4H39M26S</meta:editing-duration>
    <meta:editing-cycles>72</meta:editing-cycles>
    <meta:generator>LibreOffice/4.4.2.2$Linux_X86_64 LibreOffice_project/40m0$Build-2</meta:generator>
    <meta:document-statistic meta:object-count="44"/>
  </office:meta>
</office:document-meta>
</file>